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99a" officeooo:paragraph-rsid="0013b99a"/>
    </style:style>
    <style:style style:name="P2" style:family="paragraph" style:parent-style-name="Standard">
      <style:text-properties officeooo:rsid="00144131" officeooo:paragraph-rsid="00144131"/>
    </style:style>
    <style:style style:name="P3" style:family="paragraph" style:parent-style-name="Standard" style:list-style-name="L1">
      <style:text-properties officeooo:rsid="00144131" officeooo:paragraph-rsid="00144131"/>
    </style:style>
    <style:style style:name="P4" style:family="paragraph" style:parent-style-name="Standard" style:list-style-name="L2">
      <style:text-properties officeooo:rsid="00144131" officeooo:paragraph-rsid="00144131"/>
    </style:style>
    <style:style style:name="P5" style:family="paragraph" style:parent-style-name="Standard" style:list-style-name="L3">
      <style:text-properties officeooo:rsid="00144131" officeooo:paragraph-rsid="001441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ve at least 3 aims and objectics:</text:p>
      <text:list xml:id="list378932796402988441" text:style-name="L3">
        <text:list-item>
          <text:p text:style-name="P5">To research…</text:p>
        </text:list-item>
        <text:list-item>
          <text:p text:style-name="P5">To produce…</text:p>
        </text:list-item>
        <text:list-item>
          <text:p text:style-name="P5">To evaluate what is produced…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09:59:24.015980001</meta:creation-date>
    <dc:date>2016-10-07T11:15:26.186593907</dc:date>
    <meta:editing-duration>PT55M42S</meta:editing-duration>
    <meta:editing-cycles>1</meta:editing-cycles>
    <meta:document-statistic meta:table-count="0" meta:image-count="0" meta:object-count="0" meta:page-count="1" meta:paragraph-count="4" meta:word-count="19" meta:character-count="93" meta:non-whitespace-character-count="81"/>
    <meta:generator>LibreOffice/5.1.4.2$Linux_X86_64 LibreOffice_project/10m0$Build-2</meta:generator>
  </office:meta>
</office:document-meta>
</file>